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3c90" officeooo:paragraph-rsid="00163c90"/>
    </style:style>
    <style:style style:name="P2" style:family="paragraph" style:parent-style-name="Standard">
      <style:text-properties officeooo:rsid="00163c90" officeooo:paragraph-rsid="00163c90"/>
    </style:style>
    <style:style style:name="P3" style:family="paragraph" style:parent-style-name="Standard">
      <style:text-properties officeooo:rsid="00163c90" officeooo:paragraph-rsid="001bbed0"/>
    </style:style>
    <style:style style:name="P4" style:family="paragraph" style:parent-style-name="Standard">
      <style:text-properties officeooo:rsid="001bbed0" officeooo:paragraph-rsid="001bbed0"/>
    </style:style>
    <style:style style:name="P5" style:family="paragraph" style:parent-style-name="Standard">
      <style:text-properties officeooo:rsid="001cc985" officeooo:paragraph-rsid="001cc985"/>
    </style:style>
    <style:style style:name="T1" style:family="text">
      <style:text-properties officeooo:rsid="0019ca2d"/>
    </style:style>
    <style:style style:name="T2" style:family="text">
      <style:text-properties officeooo:rsid="001bbed0"/>
    </style:style>
    <style:style style:name="T3" style:family="text">
      <style:text-properties officeooo:rsid="001cc9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NCLASSROOM </text:p>
      <text:p text:style-name="P1">Cours : Gérez votre code avec Git &amp; GitHub </text:p>
      <text:p text:style-name="P1"/>
      <text:p text:style-name="P1">Partie 3 Activité</text:p>
      <text:p text:style-name="P1"/>
      <text:p text:style-name="P1">1. Qu’est-ce qu’un commit ?</text:p>
      <text:p text:style-name="P1"/>
      <text:p text:style-name="P1"><text:s text:c="2"/>Le développement Web, et le code en général nécessite beaucoup <text:span text:style-name="T1">d’</text:span>allers-retours et de modifications. Il est nécessaire d’avoir une trace des différentes <text:span text:style-name="T2">évolutions</text:span> pour, notamment corriger les bugs. De plus, travailler sur du code en collaboration <text:span text:style-name="T1">va demander de la rigeur et de l’organisation. Fonctionner avec un logiciel de versionning va satisfaire les exigences du travail collaboratif sur du code.</text:span></text:p>
      <text:p text:style-name="P1"/>
      <text:p text:style-name="P3"><text:s text:c="2"/>On appelle commit, l’enregistrement de la version <text:span text:style-name="T1">de</text:span> fichier<text:span text:style-name="T1">s,</text:span> indexé<text:span text:style-name="T1">s</text:span> au préalable, <text:span text:style-name="T1">présent dans le dossier de travail ou repository</text:span>. Il sera désormais possible d’avoir accès <text:span text:style-name="T2">à une</text:span> version <text:span text:style-name="T1">donnée </text:span>après plusieurs commit. Cela va permettre d’avancer son travaille en enregistrant des points de repères, <text:span text:style-name="T2">pour lesquels on va pouvoir identifier en quoi consiste le commit grâce à un message avec la commande suivante : </text:span></text:p>
      <text:p text:style-name="P3"><text:span text:style-name="T2">git commit -m « messages court donnant une indication sur le commit »</text:span></text:p>
      <text:p text:style-name="P3"><text:span text:style-name="T2"><text:s text:c="2"/>Ainsi</text:span>, si la direction que prend le projet n’est pas satisfaisante, il est possible de revenir à un commit plus fiable et repartir dans la direction souhaitée.</text:p>
      <text:p text:style-name="P1"/>
      <text:p text:style-name="P1">2. A quoi sert la commande git log ?</text:p>
      <text:p text:style-name="P1"/>
      <text:p text:style-name="P4">La commande git log donne accès à l’historique des commit, et permet de voir à quel moment et qui a effectué un commit et en quoi consiste le commit si un message a été laissé par l’auteur. Il permet aussi d’ob<text:span text:style-name="T3">t</text:span>enir le SHA du commit, c’est à dire l’identifiant <text:span text:style-name="T3">qui va permettre de revenir à la version du commit avec la commande suivante : </text:span></text:p>
      <text:p text:style-name="P5">git checkout SHA</text:p>
      <text:p text:style-name="P5"/>
      <text:p text:style-name="P5">Schéma</text:p>
      <text:p text:style-name="P1"/>
      <text:p text:style-name="P1">3. Qu’est-ce qu’une branche ?</text:p>
      <text:p text:style-name="P5">Une branche permet de prendre une direction parallèle pour tester de nouvelles fonctionnalités par exemple. L’intérêt réside dans le fait que les fichiers de la branche master ne seront pas affectés par les commit réalisé sur les autres branches. De plus, si jamais les fonctionnalités testées sur une branche fonctionnent et sont satisfaisantes, il est alors possible de fusionner le dernier commit de la branche avec celui de la branche master grâce à la commande suivante : </text:p>
      <text:p text:style-name="P5">git merge nomDeLaBranche (manip à réaliser dans la branche master)</text:p>
      <text:p text:style-name="P1"/>
      <text:p text:style-name="P5">Sché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9T19:30:47.005000000</meta:creation-date>
    <dc:date>2019-10-10T23:02:03.955000000</dc:date>
    <meta:editing-duration>PT11H50M33S</meta:editing-duration>
    <meta:editing-cycles>3</meta:editing-cycles>
    <meta:generator>LibreOffice/5.3.7.2$Windows_X86_64 LibreOffice_project/6b8ed514a9f8b44d37a1b96673cbbdd077e24059</meta:generator>
    <meta:document-statistic meta:table-count="0" meta:image-count="0" meta:object-count="0" meta:page-count="1" meta:paragraph-count="16" meta:word-count="353" meta:character-count="2129" meta:non-whitespace-character-count="1781"/>
  </office:meta>
</office:document-meta>
</file>